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e4" officeooo:paragraph-rsid="000626e4"/>
    </style:style>
    <style:style style:name="P2" style:family="paragraph" style:parent-style-name="Standard">
      <style:text-properties fo:font-size="13pt" fo:font-weight="bold" officeooo:paragraph-rsid="000626e4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4pt" fo:font-weight="bold" officeooo:rsid="000626e4" officeooo:paragraph-rsid="000626e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6426e" officeooo:paragraph-rsid="0006426e"/>
    </style:style>
    <style:style style:name="P5" style:family="paragraph" style:parent-style-name="Standard">
      <style:text-properties fo:color="#c9211e" loext:opacity="100%" officeooo:rsid="0006426e" officeooo:paragraph-rsid="0006426e"/>
    </style:style>
    <style:style style:name="P6" style:family="paragraph" style:parent-style-name="Standard">
      <style:text-properties fo:color="#000000" loext:opacity="100%" officeooo:rsid="000727c5" officeooo:paragraph-rsid="000727c5"/>
    </style:style>
    <style:style style:name="P7" style:family="paragraph" style:parent-style-name="Text_20_body">
      <style:text-properties officeooo:paragraph-rsid="000626e4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>
      <style:text-properties officeooo:rsid="0006426e" officeooo:paragraph-rsid="0006426e"/>
    </style:style>
    <style:style style:name="T1" style:family="text">
      <style:text-properties officeooo:rsid="000626e4"/>
    </style:style>
    <style:style style:name="T2" style:family="text">
      <style:text-properties officeooo:rsid="0006426e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italic" officeooo:rsid="0006426e" style:font-style-asian="italic" style:font-style-complex="italic"/>
    </style:style>
    <style:style style:name="T9" style:family="text">
      <style:text-properties fo:font-style="italic" fo:font-weight="normal" officeooo:rsid="0006426e" style:font-style-asian="italic" style:font-weight-asian="normal" style:font-style-complex="italic" style:font-weight-complex="normal"/>
    </style:style>
    <style:style style:name="T10" style:family="text">
      <style:text-properties officeooo:rsid="000727c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RATO DE COMPRAVENTA</text:p>
      <text:p text:style-name="P1"/>
      <text:p text:style-name="P1">Por una parte, el señor Alejandro Vallecillo Vaca, con DNI núm 7NUMDNIX, con domicilio en la calle de Cervantes, 4 de Alayor, como arte vendedora.</text:p>
      <text:p text:style-name="P1"/>
      <text:p text:style-name="P1">Y de la otra, el señor Miguel Jiménez Aquiodes, con DNI núm 8NUMDNIX, con Domicilio en la calle NOMBRECALLE, 12 de Mahón, como parte compradora.</text:p>
      <text:p text:style-name="P1"/>
      <text:p text:style-name="P1">Ambas partes actúan en nombre propio y se reconocen recíprocamente la capacidad legal necesaria para contratar.</text:p>
      <text:p text:style-name="P1"/>
      <text:p text:style-name="P2"><text:span text:style-name="T1">MANIFIESTAN.</text:span></text:p>
      <text:p text:style-name="P2"/>
      <text:list text:style-name="L3">
        <text:list-item>
          <text:p text:style-name="P8">Que la señor <text:span text:style-name="T2">Alejandro Vallecillo Vaca</text:span> es propietari<text:span text:style-name="T2">o</text:span> de la vivienda situada en el número <text:span text:style-name="T2">22</text:span> de la calle de las Islas Baleares, <text:span text:style-name="T2">22</text:span> de <text:span text:style-name="T10">Ferrerías­</text:span>, inscrita en el Registro de la Propiedad con el número de finca 12456.</text:p>
        </text:list-item>
        <text:list-item>
          <text:p text:style-name="P8">Que dicha vivienda está libre de cargas y arrendamientos.</text:p>
        </text:list-item>
        <text:list-item>
          <text:p text:style-name="P8">Que la señor <text:span text:style-name="T2">Vallecillo</text:span> desea vender la vivienda y el señor <text:span text:style-name="T2">Jiménez</text:span> desea comprarla, por lo que formalizan este contrato bajo los siguientes pactos:</text:p>
        </text:list-item>
      </text:list>
      <text:p text:style-name="Text_20_body"><text:span text:style-name="Strong_20_Emphasis"><text:span text:style-name="T3">PACTOS</text:span></text:span></text:p>
      <text:list text:style-name="L4">
        <text:list-item>
          <text:p text:style-name="P9"><text:span text:style-name="Strong_20_Emphasis"><text:span text:style-name="T6">Precio y pago</text:span></text:span>: El precio total de la vivienda es <text:span text:style-name="T2">100.000 euros</text:span>, que el comprador pagará de la siguiente manera:<text:line-break/>a) <text:span text:style-name="T9">25.000 euros </text:span>al firmar el contrato.<text:line-break/>b) El resto, <text:span text:style-name="T8">75.000 euros,</text:span> al firmar la escritura pública de compraventa en un plazo máximo de <text:span text:style-name="T2">31 días.</text:span></text:p>
        </text:list-item>
        <text:list-item>
          <text:p text:style-name="P9"><text:span text:style-name="Strong_20_Emphasis"><text:span text:style-name="T6">Entrega</text:span></text:span><text:span text:style-name="T6">:</text:span> La vendedora entregará la vivienda y las llaves al comprador en el momento de la firma de la escritura pública.</text:p>
        </text:list-item>
        <text:list-item>
          <text:p text:style-name="P9"><text:span text:style-name="Strong_20_Emphasis"><text:span text:style-name="T6">Gastos</text:span></text:span>: Los gastos de la compraventa, incluidos impuestos y notaría, serán a cargo del comprador.</text:p>
        </text:list-item>
      </text:list>
      <text:p text:style-name="P7"/>
      <text:p text:style-name="P10">Firmado por las partes:</text:p>
      <text:p text:style-name="P4">Por el Vendedor:<text:tab/><text:tab/><text:tab/><text:tab/><text:tab/><text:tab/><text:tab/>Por el comprador:</text:p>
      <text:p text:style-name="P4">Alejandro Vallecillo Vaca.<text:tab/><text:tab/><text:tab/><text:tab/><text:tab/><text:tab/>Miguel Jiménez Aquiodes.</text:p>
      <text:p text:style-name="P4"/>
      <text:p text:style-name="P4"/>
      <text:p text:style-name="P5"><text:tab/>[FIRMA]<text:tab/><text:tab/><text:tab/><text:tab/><text:tab/><text:tab/><text:tab/><text:tab/>[FIRMA]</text:p>
      <text:p text:style-name="P5"/>
      <text:p text:style-name="P5"/>
      <text:p text:style-name="P6">Mahón, 19 de Noviembre de 2024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47:19.720841082</meta:creation-date>
    <dc:date>2024-11-19T09:17:02.199498181</dc:date>
    <meta:editing-duration>PT6M24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17" meta:word-count="255" meta:character-count="1518" meta:non-whitespace-character-count="1267"/>
  </office:meta>
</office:document-meta>
</file>